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A100000078C570F7D21.jpg"/>
  <manifest:file-entry manifest:media-type="image/jpeg" manifest:full-path="Pictures/1000000000000A100000078C6D8635F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152cm" svg:stroke-color="#66fff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52cm" svg:stroke-color="#66ffff" draw:marker-start-width="0.427cm" draw:marker-end="Arrow" draw:marker-end-width="0.527cm" draw:fill="none" draw:textarea-vertical-align="middle" fo:padding-top="0.2cm" fo:padding-bottom="0.2cm" fo:padding-left="0.325cm" fo:padding-right="0.325cm" draw:shadow="hidden"/>
    </style:style>
    <style:style style:name="gr6" style:family="graphic" style:parent-style-name="standard">
      <style:graphic-properties svg:stroke-width="0.018cm" svg:stroke-color="#000000" draw:marker-start-width="0cm" draw:marker-end-width="0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" style:family="graphic" style:parent-style-name="objectwithoutfill">
      <style:graphic-properties svg:stroke-width="0.152cm" svg:stroke-color="#66ffff" draw:marker-end="Arrow" draw:marker-end-width="0.456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018cm" svg:stroke-color="#000000" draw:marker-start-width="0cm" draw:marker-end-width="0cm" draw:fill-color="#cfe7f5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svg:x="1cm" svg:y="6.624cm">
          <draw:image xlink:href="Pictures/1000000000000A100000078C6D8635F3.jpg" xlink:type="simple" xlink:show="embed" xlink:actuate="onLoad">
            <text:p/>
          </draw:image>
        </draw:frame>
        <draw:frame draw:style-name="gr2" draw:layer="controls" svg:width="2.413cm" svg:height="1.143cm" svg:x="8.62cm" svg:y="11.033cm">
          <draw:text-box>
            <text:p/>
          </draw:text-box>
        </draw:frame>
        <draw:custom-shape draw:style-name="gr3" draw:text-style-name="P1" draw:layer="controls" svg:width="8.509cm" svg:height="2.286cm" svg:x="2.397cm" svg:y="3.921cm">
          <text:p text:style-name="P1">C1: E-Bike </text:p>
          <text:p text:style-name="P1">Motor Contro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controls" svg:width="8.001cm" svg:height="2.286cm" svg:x="11.414cm" svg:y="3.921cm">
          <text:p text:style-name="P1">C2: Manual &amp;</text:p>
          <text:p text:style-name="P1">Cruise Control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controls" svg:x1="6.461cm" svg:y1="6.207cm" svg:x2="8.366cm" svg:y2="12.938cm">
          <text:p/>
        </draw:line>
        <draw:line draw:style-name="gr5" draw:text-style-name="P1" draw:layer="controls" svg:x1="15.478cm" svg:y1="6.08cm" svg:x2="13.7cm" svg:y2="14.335cm">
          <text:p/>
        </draw:line>
        <draw:custom-shape draw:style-name="gr6" draw:text-style-name="P1" draw:layer="layout" svg:width="17.145cm" svg:height="1.905cm" svg:x="2.397cm" svg:y="1.254cm">
          <text:p text:style-name="P1">Low-Level Contro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34cm" svg:height="2.286cm" svg:x="1.889cm" svg:y="22.209cm">
          <text:p text:style-name="P1">A1: Traction</text:p>
          <text:p text:style-name="P1">Mo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953cm" svg:height="2.286cm" svg:x="8.874cm" svg:y="22.209cm">
          <text:p text:style-name="P1">A2: Brake</text:p>
          <text:p text:style-name="P1">Motor </text:p>
          <text:p text:style-name="P1">(under fram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953cm" svg:height="2.286cm" svg:x="15.605cm" svg:y="22.209cm">
          <text:p text:style-name="P1">A3: Steering</text:p>
          <text:p text:style-name="P1">Moto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layout" svg:x1="4.556cm" svg:y1="22.209cm" svg:x2="3.032cm" svg:y2="14.462cm">
          <text:p/>
        </draw:line>
        <draw:line draw:style-name="gr7" draw:text-style-name="P1" draw:layer="layout" svg:x1="18.018cm" svg:y1="22.209cm" svg:x2="11.668cm" svg:y2="14.97cm">
          <text:p/>
        </draw:line>
        <draw:line draw:style-name="gr7" draw:text-style-name="P1" draw:layer="layout" svg:x1="11.414cm" svg:y1="22.209cm" svg:x2="10.525cm" svg:y2="16.494cm">
          <text:p/>
        </draw:line>
      </draw:page>
      <draw:page draw:name="page2" draw:style-name="dp1" draw:master-page-name="Default">
        <draw:frame draw:style-name="gr1" draw:text-style-name="P1" draw:layer="controls" svg:width="19.589cm" svg:height="14.691cm" svg:x="1.137cm" svg:y="7.52cm">
          <draw:image xlink:href="Pictures/1000000000000A100000078C570F7D21.jpg" xlink:type="simple" xlink:show="embed" xlink:actuate="onLoad">
            <text:p/>
          </draw:image>
        </draw:frame>
        <draw:custom-shape draw:style-name="gr3" draw:text-style-name="P1" draw:layer="controls" svg:width="4.826cm" svg:height="2.159cm" svg:x="2.397cm" svg:y="4.048cm">
          <text:p text:style-name="P1">C5: Sona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controls" svg:width="4.826cm" svg:height="2.159cm" svg:x="7.985cm" svg:y="4.048cm">
          <text:p text:style-name="P1">C7: Vis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controls" svg:width="5.588cm" svg:height="2.159cm" svg:x="13.954cm" svg:y="4.048cm">
          <text:p text:style-name="P1">C4: Path Plann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controls" svg:x1="4.81cm" svg:y1="6.207cm" svg:x2="5.699cm" svg:y2="14.462cm">
          <text:p/>
        </draw:line>
        <draw:line draw:style-name="gr7" draw:text-style-name="P1" draw:layer="controls" svg:x1="11.287cm" svg:y1="6.207cm" svg:x2="9.382cm" svg:y2="14.462cm">
          <text:p/>
        </draw:line>
        <draw:line draw:style-name="gr7" draw:text-style-name="P1" draw:layer="controls" svg:x1="17.129cm" svg:y1="6.207cm" svg:x2="16.113cm" svg:y2="9.89cm">
          <text:p/>
        </draw:line>
        <draw:custom-shape draw:style-name="gr6" draw:text-style-name="P1" draw:layer="controls" svg:width="9.557cm" svg:height="2.032cm" svg:x="11.033cm" svg:y="23.098cm">
          <text:p text:style-name="P1">C3: Pilo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controls" svg:width="9.525cm" svg:height="2.032cm" svg:x="1cm" svg:y="23.098cm">
          <text:p text:style-name="P1">C6: Navigato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controls" svg:x1="6.207cm" svg:y1="23.098cm" svg:x2="14.462cm" svg:y2="14.97cm">
          <text:p/>
        </draw:line>
        <draw:line draw:style-name="gr7" draw:text-style-name="P1" draw:layer="controls" svg:x1="16.24cm" svg:y1="22.971cm" svg:x2="15.986cm" svg:y2="17.002cm">
          <text:p/>
        </draw:line>
        <draw:custom-shape draw:style-name="gr8" draw:text-style-name="P1" draw:layer="controls" svg:width="17.145cm" svg:height="1.905cm" svg:x="2.397cm" svg:y="1.254cm">
          <text:p text:style-name="P1">High-Level Contro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10-30T18:36:50.45</dc:date>
    <dc:creator>Joe Breithaupt</dc:creator>
    <meta:document-statistic meta:object-count="25"/>
    <meta:generator>OpenOffice/4.1.3$Win32 OpenOffice.org_project/413m1$Build-9783</meta:generator>
  </office:meta>
</office:document-meta>
</file>